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412" officeooo:paragraph-rsid="001b9412"/>
    </style:style>
    <style:style style:name="P2" style:family="paragraph" style:parent-style-name="Standard">
      <style:text-properties officeooo:rsid="001d719e" officeooo:paragraph-rsid="001d719e"/>
    </style:style>
    <style:style style:name="P3" style:family="paragraph" style:parent-style-name="Standard">
      <style:text-properties officeooo:rsid="001d719e" officeooo:paragraph-rsid="001eccfa"/>
    </style:style>
    <style:style style:name="P4" style:family="paragraph" style:parent-style-name="Standard">
      <style:text-properties officeooo:paragraph-rsid="001b9412"/>
    </style:style>
    <style:style style:name="P5" style:family="paragraph" style:parent-style-name="Standard">
      <style:text-properties officeooo:rsid="001eab61" officeooo:paragraph-rsid="001eab61"/>
    </style:style>
    <style:style style:name="P6" style:family="paragraph" style:parent-style-name="Standard">
      <style:text-properties officeooo:paragraph-rsid="001eab61"/>
    </style:style>
    <style:style style:name="P7" style:family="paragraph" style:parent-style-name="Standard">
      <style:text-properties officeooo:rsid="001eccfa" officeooo:paragraph-rsid="001eccfa"/>
    </style:style>
    <style:style style:name="P8" style:family="paragraph" style:parent-style-name="Standard">
      <style:text-properties officeooo:rsid="001eccfa" officeooo:paragraph-rsid="0020a244"/>
    </style:style>
    <style:style style:name="P9" style:family="paragraph" style:parent-style-name="Standard">
      <style:text-properties officeooo:paragraph-rsid="001eccfa"/>
    </style:style>
    <style:style style:name="P10" style:family="paragraph" style:parent-style-name="Standard">
      <style:text-properties officeooo:paragraph-rsid="0020a244"/>
    </style:style>
    <style:style style:name="P11" style:family="paragraph" style:parent-style-name="Standard">
      <style:text-properties officeooo:rsid="0020a244" officeooo:paragraph-rsid="0020a244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d719e" officeooo:paragraph-rsid="001d719e" style:font-weight-asian="bold" style:font-weight-complex="bold"/>
    </style:style>
    <style:style style:name="P14" style:family="paragraph" style:parent-style-name="Standard">
      <style:text-properties fo:font-weight="bold" officeooo:rsid="001eccfa" officeooo:paragraph-rsid="001eccfa" style:font-weight-asian="bold" style:font-weight-complex="bold"/>
    </style:style>
    <style:style style:name="P15" style:family="paragraph" style:parent-style-name="Standard">
      <style:text-properties officeooo:rsid="001d719e" officeooo:paragraph-rsid="001d719e"/>
    </style:style>
    <style:style style:name="P16" style:family="paragraph" style:parent-style-name="Standard">
      <style:text-properties officeooo:rsid="001eab61" officeooo:paragraph-rsid="001eab61"/>
    </style:style>
    <style:style style:name="P17" style:family="paragraph" style:parent-style-name="Standard">
      <style:text-properties officeooo:rsid="0020a244" officeooo:paragraph-rsid="0020a244"/>
    </style:style>
    <style:style style:name="T1" style:family="text">
      <style:text-properties officeooo:rsid="001b9412"/>
    </style:style>
    <style:style style:name="T2" style:family="text">
      <style:text-properties officeooo:rsid="001d719e"/>
    </style:style>
    <style:style style:name="T3" style:family="text">
      <style:text-properties officeooo:rsid="001eab61"/>
    </style:style>
    <style:style style:name="T4" style:family="text">
      <style:text-properties officeooo:rsid="001eccfa"/>
    </style:style>
    <style:style style:name="T5" style:family="text">
      <style:text-properties officeooo:rsid="0020a2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1ba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FGS 2ºDAW – DAWEB T0-</text:p>
      <text:p text:style-name="Standard"/>
      <text:p text:style-name="P12">CUADERNO 2 DIRECCIONAMIENTO II</text:p>
      <text:p text:style-name="Standard"/>
      <text:p text:style-name="P12">Año académico: 2020 / 21</text:p>
      <text:p text:style-name="Standard"/>
      <text:p text:style-name="P12">Actividad 1</text:p>
      <text:p text:style-name="Standard"/>
      <text:p text:style-name="P12">Dada la dirección IP de red 192.10.10.0, contesta a las siguientes preguntas</text:p>
      <text:p text:style-name="Standard"/>
      <text:p text:style-name="P12">a) Máscara que tenemos que usar para tener 14 subredes (maximizando el número de</text:p>
      <text:p text:style-name="P12">terminales por red)</text:p>
      <text:p text:style-name="P4"><text:span text:style-name="T1">Al ser de tipo C , tendríamos que usar la mascara 255.255.</text:span><text:span text:style-name="T2">0</text:span><text:span text:style-name="T1">.0 y seria 2⁴ = 16 , para poder usar las 14 subredes que nos piden.</text:span></text:p>
      <text:p text:style-name="Standard"/>
      <text:p text:style-name="P12">b) Número de subredes máximo que podemos tener con la máscara de la actividad anterior.</text:p>
      <text:p text:style-name="P1">16.384 subredes tendríamos con la mascara anterior</text:p>
      <text:p text:style-name="Standard"/>
      <text:p text:style-name="P12">c) Número de hosts que ponemos tener como máximo en cada subred</text:p>
      <text:p text:style-name="P2">65534 host podríamos tener por red.</text:p>
      <text:p text:style-name="Standard"/>
      <text:p text:style-name="P12">d) IP de la décima subred</text:p>
      <text:p text:style-name="P2">192.10.10.160 , ya que tendremos que sumarle a cada red 16 y restarle 2 , que la primera red seria 192.10.10.1 y su dirección de broadcast seria 192.10.10.15 , así hasta llegar a la que nos pide que seria la décima subred.</text:p>
      <text:p text:style-name="Standard"/>
      <text:p text:style-name="P12">e) IP de difusión de la subred anterior</text:p>
      <text:p text:style-name="P2">192.10.10.160 -192.10.10.174 y la ultima de difusión seria la de 192.10.10.175.</text:p>
      <text:p text:style-name="Standard"/>
      <text:p text:style-name="P12">f) Rango de IP asignables en la subred del apartado d</text:p>
      <text:p text:style-name="P2">Seria 192.10.10.160-192.10.10.174 , este seria el rango asignable de la subred.</text:p>
      <text:p text:style-name="P2"/>
      <text:p text:style-name="P13">Actividad 2</text:p>
      <text:p text:style-name="P2"/>
      <text:p text:style-name="P13">Dada la dirección IP de red 165.100.0.0, contesta a las siguientes preguntas</text:p>
      <text:p text:style-name="P2"/>
      <text:p text:style-name="P13">a) Clase de la red</text:p>
      <text:p text:style-name="P2">Esta red seria de tipo B , ya que para pasar al siguiente rango que seria de tipo C , tendría que empezar por 192.</text:p>
      <text:p text:style-name="P2"/>
      <text:p text:style-name="P13">b) Máscara que tenemos que usar para tener 60 equipos en cada subredes (maximizando el</text:p>
      <text:p text:style-name="P2"><text:span text:style-name="T6">número de subredes)</text:span></text:p>
      <text:p text:style-name="P2">Para tener 60 equipo tendríamos que poner 2⁶ = 64 , para que entre todos los equipos que necesitamos .<text:span text:style-name="T7">L</text:span>a mascara seria 165.100.0.<text:span text:style-name="T3">63 , seria la mascara que deberíamos usar para este caso.</text:span></text:p>
      <text:p text:style-name="P2"/>
      <text:p text:style-name="P2"><text:span text:style-name="T6">c) Número de subredes máximo que podemos tener con la máscara de la actividad anterior.</text:span></text:p>
      <text:p text:style-name="P6"><text:span text:style-name="T3">Como hemos visto ya que necesitamos 60 equipos usaremos 2⁶ = 64 , </text:span><text:span text:style-name="T4">que seria 256 -64 </text:span><text:span text:style-name="T3">nos daría </text:span><text:span text:style-name="T4">192</text:span><text:span text:style-name="T3"> subredes.</text:span></text:p>
      <text:p text:style-name="P5"/>
      <text:p text:style-name="P5"/>
      <text:p text:style-name="P5"/>
      <text:p text:style-name="P5"/>
      <text:p text:style-name="P13"><text:soft-page-break/>d) Número de hosts que ponemos tener como máximo en cada subred</text:p>
      <text:p text:style-name="P5">Al ser de tipo B , numero máximo de host seria 2¹⁶ , que seria en este caso 65534</text:p>
      <text:p text:style-name="P5"/>
      <text:p text:style-name="P13">e) IP de la décima subred</text:p>
      <text:p text:style-name="P5">16<text:span text:style-name="T4">5</text:span>.100.<text:span text:style-name="T4">2</text:span>.<text:span text:style-name="T4">64 , ya que cada sub red necesita 60 equipos en cada una para poder completa lo que nos indica el ejercicio.</text:span></text:p>
      <text:p text:style-name="P2"/>
      <text:p text:style-name="P13">f) IP de difusión de la subred anterior</text:p>
      <text:p text:style-name="P7">165.100.2.127 seria el máximo rango de difusión de la subred anterior.</text:p>
      <text:p text:style-name="P7"/>
      <text:p text:style-name="P13">g) Rango de IP asignables en la subred del apartado e</text:p>
      <text:p text:style-name="P7">El rango que tendría seria de 165.100.2.64-165.100.2.126.</text:p>
      <text:p text:style-name="P7"/>
      <text:p text:style-name="P14">Actividad 3</text:p>
      <text:p text:style-name="P7"/>
      <text:p text:style-name="P14">Dada la dirección IP de red 210.100.56.0, contesta las siguientes preguntas:</text:p>
      <text:p text:style-name="P7"/>
      <text:p text:style-name="P14">a) Clase de la red</text:p>
      <text:p text:style-name="P7">Esta IP , seria de clase C , ya que para pasar al siguiente rango tendría que empezar por 224.</text:p>
      <text:p text:style-name="P7"/>
      <text:p text:style-name="P14">b) Máscara que tenemos que usar para tener 6 subredes. (maximizando el número de</text:p>
      <text:p text:style-name="P14">terminales por red)</text:p>
      <text:p text:style-name="P3">Para tener 6 equipo tendríamos que poner 2<text:span text:style-name="T4">⁴</text:span> = <text:span text:style-name="T4">16</text:span> , para que entre todos los equipos que necesitamos </text:p>
      <text:p text:style-name="P7"/>
      <text:p text:style-name="P14">c) Número de subredes máximo que podemos tener con la máscara de la actividad anterior.</text:p>
      <text:p text:style-name="P9"><text:span text:style-name="T3">Como hemos visto ya que necesitamos 6 equipos usaremos 2</text:span><text:span text:style-name="T4">⁴</text:span><text:span text:style-name="T3"> = </text:span><text:span text:style-name="T4">16</text:span><text:span text:style-name="T3"> , </text:span><text:span text:style-name="T4">que seria 256 -16 </text:span><text:span text:style-name="T3">nos daría </text:span><text:span text:style-name="T4">240</text:span><text:span text:style-name="T3"> subredes.</text:span></text:p>
      <text:p text:style-name="P7"/>
      <text:p text:style-name="P14">d) Número de hosts que ponemos tener como máximo en cada subred</text:p>
      <text:p text:style-name="P10"><text:span text:style-name="T3">Al ser de tipo </text:span><text:span text:style-name="T5">C</text:span><text:span text:style-name="T3"> , numero máximo de host seria 2</text:span><text:span text:style-name="T5">⁸</text:span><text:span text:style-name="T3"> , que seria en este caso </text:span><text:span text:style-name="T5">254.</text:span></text:p>
      <text:p text:style-name="P7"/>
      <text:p text:style-name="P14">e) IP de la segunda subred</text:p>
      <text:p text:style-name="P11">La IP de la segunda subred seria : 210.100.56.16</text:p>
      <text:p text:style-name="P11"/>
      <text:p text:style-name="P14">f) IP de difusión de la subred anterior</text:p>
      <text:p text:style-name="P11">La IP de difusión de la subred anterior seria 210.100.56.31 .</text:p>
      <text:p text:style-name="P8"/>
      <text:p text:style-name="P14">g) Rango de IP asignables en la subred del apartado e</text:p>
      <text:p text:style-name="P11"><text:span text:style-name="T4">El rango que tendría seria de <text:s/></text:span>210.100.56.16-210.100.56.30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5:47:49.062994876</meta:creation-date>
    <dc:date>2020-10-01T16:44:34.353672987</dc:date>
    <meta:editing-duration>PT11M1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2" meta:word-count="628" meta:character-count="3349" meta:non-whitespace-character-count="2777"/>
  </office:meta>
</office:document-meta>
</file>